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automatic-styles>
    <style:style style:name="Table1" style:family="table">
      <style:table-properties style:width="10.066in" fo:margin-left="0.5806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2.3771in"/>
    </style:style>
    <style:style style:name="Table1.C" style:family="table-column">
      <style:table-column-properties style:column-width="0.8715in"/>
    </style:style>
    <style:style style:name="Table1.D" style:family="table-column">
      <style:table-column-properties style:column-width="0.5014in"/>
    </style:style>
    <style:style style:name="Table1.E" style:family="table-column">
      <style:table-column-properties style:column-width="2.6896in"/>
    </style:style>
    <style:style style:name="Table1.F" style:family="table-column">
      <style:table-column-properties style:column-width="0.8146in"/>
    </style:style>
    <style:style style:name="Table1.G" style:family="table-column">
      <style:table-column-properties style:column-width="0.3694in"/>
    </style:style>
    <style:style style:name="Table1.H" style:family="table-column">
      <style:table-column-properties style:column-width="2.0069in"/>
    </style:style>
    <style:style style:name="Table1.1" style:family="table-row">
      <style:table-row-properties style:min-row-height="0.3979in"/>
    </style:style>
    <style:style style:name="Table1.A1" style:family="table-cell">
      <style:table-cell-properties style:vertical-align="bottom" fo:padding="0in" fo:border="none"/>
    </style:style>
    <style:style style:name="Table1.B1" style:family="table-cell">
      <style:table-cell-properties style:vertical-align="bottom" fo:padding="0.0201in" fo:border-left="none" fo:border-right="none" fo:border-top="none" fo:border-bottom="0.05pt dotted #000000"/>
    </style:style>
    <style:style style:name="Table2" style:family="table">
      <style:table-properties style:width="11.0903in" table:align="margins"/>
    </style:style>
    <style:style style:name="Table2.A" style:family="table-column">
      <style:table-column-properties style:column-width="0.3313in" style:rel-column-width="1957*"/>
    </style:style>
    <style:style style:name="Table2.B" style:family="table-column">
      <style:table-column-properties style:column-width="1.25in" style:rel-column-width="7386*"/>
    </style:style>
    <style:style style:name="Table2.C" style:family="table-column">
      <style:table-column-properties style:column-width="0.5021in" style:rel-column-width="2966*"/>
    </style:style>
    <style:style style:name="Table2.D" style:family="table-column">
      <style:table-column-properties style:column-width="0.7479in" style:rel-column-width="4419*"/>
    </style:style>
    <style:style style:name="Table2.E" style:family="table-column">
      <style:table-column-properties style:column-width="0.6917in" style:rel-column-width="4087*"/>
    </style:style>
    <style:style style:name="Table2.F" style:family="table-column">
      <style:table-column-properties style:column-width="0.3694in" style:rel-column-width="2183*"/>
    </style:style>
    <style:style style:name="Table2.G" style:family="table-column">
      <style:table-column-properties style:column-width="0.625in" style:rel-column-width="3693*"/>
    </style:style>
    <style:style style:name="Table2.H" style:family="table-column">
      <style:table-column-properties style:column-width="0.3785in" style:rel-column-width="2236*"/>
    </style:style>
    <style:style style:name="Table2.I" style:family="table-column">
      <style:table-column-properties style:column-width="0.6819in" style:rel-column-width="4029*"/>
    </style:style>
    <style:style style:name="Table2.M" style:family="table-column">
      <style:table-column-properties style:column-width="0.3125in" style:rel-column-width="1846*"/>
    </style:style>
    <style:style style:name="Table2.N" style:family="table-column">
      <style:table-column-properties style:column-width="0.6528in" style:rel-column-width="3857*"/>
    </style:style>
    <style:style style:name="Table2.O" style:family="table-column">
      <style:table-column-properties style:column-width="0.3514in" style:rel-column-width="2076*"/>
    </style:style>
    <style:style style:name="Table2.Q" style:family="table-column">
      <style:table-column-properties style:column-width="0.6514in" style:rel-column-width="3849*"/>
    </style:style>
    <style:style style:name="Table2.R" style:family="table-column">
      <style:table-column-properties style:column-width="0.584in" style:rel-column-width="3451*"/>
    </style:style>
    <style:style style:name="Table2.S" style:family="table-column">
      <style:table-column-properties style:column-width="0.5854in" style:rel-column-width="3459*"/>
    </style:style>
    <style:style style:name="Table2.1" style:family="table-row">
      <style:table-row-properties style:min-row-height="0.3979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2.S1" style:family="table-cell">
      <style:table-cell-properties style:vertical-align="middle" fo:padding="0.0201in" fo:border="0.05pt solid #000000" style:writing-mode="page"/>
    </style:style>
    <style:style style:name="Table2.2" style:family="table-row">
      <style:table-row-properties style:min-row-height="0.625in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S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4" style:family="table-row">
      <style:table-row-properties style:min-row-height="0.3076in"/>
    </style:style>
    <style:style style:name="Table2.A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1.0903in" table:align="margins"/>
    </style:style>
    <style:style style:name="Table3.A" style:family="table-column">
      <style:table-column-properties style:column-width="0.5021in" style:rel-column-width="2966*"/>
    </style:style>
    <style:style style:name="Table3.B" style:family="table-column">
      <style:table-column-properties style:column-width="1.8083in" style:rel-column-width="10685*"/>
    </style:style>
    <style:style style:name="Table3.C" style:family="table-column">
      <style:table-column-properties style:column-width="0.625in" style:rel-column-width="3693*"/>
    </style:style>
    <style:style style:name="Table3.E" style:family="table-column">
      <style:table-column-properties style:column-width="1.7521in" style:rel-column-width="10353*"/>
    </style:style>
    <style:style style:name="Table3.G" style:family="table-column">
      <style:table-column-properties style:column-width="0.5014in" style:rel-column-width="2962*"/>
    </style:style>
    <style:style style:name="Table3.H" style:family="table-column">
      <style:table-column-properties style:column-width="1.809in" style:rel-column-width="10689*"/>
    </style:style>
    <style:style style:name="Table3.J" style:family="table-column">
      <style:table-column-properties style:column-width="0.559in" style:rel-column-width="3303*"/>
    </style:style>
    <style:style style:name="Table3.K" style:family="table-column">
      <style:table-column-properties style:column-width="1.7826in" style:rel-column-width="10532*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writing-mode="page"/>
    </style:style>
    <style:style style:name="Table3.A2" style:family="table-cell">
      <style:table-cell-properties style:vertical-align="bottom" fo:padding="0in" fo:border="none" style:writing-mode="page"/>
    </style:style>
    <style:style style:name="Table3.B2" style:family="table-cell">
      <style:table-cell-properties style:vertical-align="bottom" fo:padding="0.0201in" fo:border-left="none" fo:border-right="none" fo:border-top="none" fo:border-bottom="0.05pt dotted #000000" style:writing-mode="page"/>
    </style:style>
    <style:style style:name="P1" style:family="paragraph" style:parent-style-name="Header">
      <style:paragraph-properties fo:line-height="150%" fo:text-align="center" style:justify-single-word="false"/>
      <style:text-properties style:font-name="Pyidaungsu" fo:font-size="16pt" fo:font-weight="bold" style:font-size-asian="16pt" style:font-weight-asian="bold" style:font-name-complex="Pyidaungsu" style:font-size-complex="16pt" style:font-weight-complex="bold"/>
    </style:style>
    <style:style style:name="P2" style:family="paragraph" style:parent-style-name="Header">
      <style:paragraph-properties fo:line-height="150%" fo:text-align="center" style:justify-single-word="false"/>
      <style:text-properties style:font-name="Pyidaungsu" fo:font-size="11pt" style:font-size-asian="11pt" style:font-name-complex="Pyidaungsu" style:font-size-complex="11pt"/>
    </style:style>
    <style:style style:name="P3" style:family="paragraph" style:parent-style-name="Table_20_Contents">
      <style:text-properties style:font-name="Pyidaungsu" fo:font-size="11pt" style:font-size-asian="11pt" style:font-size-complex="11pt"/>
    </style:style>
    <style:style style:name="P4" style:family="paragraph" style:parent-style-name="Table_20_Contents">
      <style:text-properties style:font-name="Pyidaungsu" fo:font-size="11pt" officeooo:rsid="0001fa34" officeooo:paragraph-rsid="0001fa34" style:font-size-asian="11pt" style:font-size-complex="11pt"/>
    </style:style>
    <style:style style:name="P5" style:family="paragraph" style:parent-style-name="Table_20_Contents">
      <style:text-properties style:font-name="Pyidaungsu" fo:font-size="9pt" style:font-size-asian="9pt" style:font-name-complex="Pyidaungsu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Pyidaungsu" fo:font-size="9pt" style:font-size-asian="9pt" style:font-name-complex="Pyidaungsu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Pyidaungsu" fo:font-size="9pt" style:font-size-asian="9pt" style:font-name-complex="Pyidaungsu" style:font-size-complex="9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Pyidaungsu" fo:font-size="9pt" officeooo:rsid="0001fa34" officeooo:paragraph-rsid="0001fa34" style:font-size-asian="9pt" style:font-name-complex="Liberation Serif" style:font-size-complex="9pt" style:language-complex="my" style:country-complex="MM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Pyidaungsu" fo:font-size="9pt" officeooo:rsid="00165de8" officeooo:paragraph-rsid="0001fa34" style:font-size-asian="9pt" style:font-name-complex="Liberation Serif" style:font-size-complex="9pt" style:language-complex="my" style:country-complex="MM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Pyidaungsu" fo:font-size="9pt" officeooo:rsid="0017487c" officeooo:paragraph-rsid="0001fa34" style:font-size-asian="9pt" style:font-name-complex="Liberation Serif" style:font-size-complex="9pt" style:language-complex="my" style:country-complex="MM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Pyidaungsu" fo:font-size="9pt" officeooo:paragraph-rsid="0001fa34" style:font-size-asian="9pt" style:font-name-complex="Liberation Serif" style:font-size-complex="9pt"/>
    </style:style>
    <style:style style:name="P12" style:family="paragraph" style:parent-style-name="Table_20_Contents">
      <style:text-properties style:font-name="Liberation Serif" fo:font-size="11pt" style:font-size-asian="11pt" style:font-name-complex="Liberation Serif" style:font-size-complex="11pt"/>
    </style:style>
    <style:style style:name="P13" style:family="paragraph" style:parent-style-name="Table_20_Contents">
      <style:text-properties style:font-name="Liberation Serif" fo:font-size="11pt" officeooo:rsid="0001fa34" style:font-size-asian="11pt" style:font-name-complex="Liberation Serif" style:font-size-complex="11pt" style:language-complex="my" style:country-complex="MM"/>
    </style:style>
    <style:style style:name="P14" style:family="paragraph" style:parent-style-name="Table_20_Contents">
      <style:text-properties style:font-name="Liberation Serif" fo:font-size="12pt" officeooo:rsid="0001fa34" officeooo:paragraph-rsid="0001fa34" style:font-size-asian="12pt" style:font-name-complex="Liberation Serif" style:font-size-complex="12pt"/>
    </style:style>
    <style:style style:name="P15" style:family="paragraph" style:parent-style-name="Table_20_Contents">
      <style:text-properties style:font-name="Liberation Serif" fo:font-size="12pt" style:font-size-asian="12pt" style:font-name-complex="Liberation Serif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9pt" officeooo:rsid="0001fa34" officeooo:paragraph-rsid="0001fa34" style:font-size-asian="9pt" style:font-name-complex="Liberation Serif" style:font-size-complex="9pt" style:language-complex="my" style:country-complex="MM"/>
    </style:style>
    <style:style style:name="P17" style:family="paragraph" style:parent-style-name="Heading_20_2">
      <style:paragraph-properties fo:text-align="center" style:justify-single-word="false"/>
      <style:text-properties style:font-name="Pyidaungsu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Liberation Serif" fo:font-size="12pt" officeooo:rsid="0001fa34" officeooo:paragraph-rsid="0001fa34" style:font-size-asian="12pt" style:font-name-complex="Liberation Serif" style:font-size-complex="12pt"/>
    </style:style>
    <style:style style:name="T1" style:family="text">
      <style:text-properties officeooo:rsid="0005b3e6"/>
    </style:style>
    <style:style style:name="T2" style:family="text">
      <style:text-properties style:font-name="Pyidaungsu" fo:font-size="9pt" officeooo:rsid="0005b3e6" style:font-size-asian="9pt" style:font-name-complex="Pyidaungsu" style:font-size-complex="9pt"/>
    </style:style>
    <style:style style:name="T3" style:family="text">
      <style:text-properties officeooo:rsid="000ca4de"/>
    </style:style>
    <style:style style:name="T4" style:family="text">
      <style:text-properties officeooo:rsid="00108644" style:language-complex="my" style:country-complex="MM"/>
    </style:style>
    <style:style style:name="T5" style:family="text">
      <style:text-properties officeooo:rsid="001350c2"/>
    </style:style>
    <style:style style:name="T6" style:family="text">
      <style:text-properties officeooo:rsid="0015407c"/>
    </style:style>
    <style:style style:name="T7" style:family="text">
      <style:text-properties officeooo:rsid="001cd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record.department"/>
        <text:user-field-decl office:value-type="string" office:string-value="department_branch" text:name="py3o.record.department_branch"/>
        <text:user-field-decl office:value-type="string" office:string-value="date" text:name="py3o.record.date"/>
        <text:user-field-decl office:value-type="string" office:string-value="no" text:name="py3o.lines.no"/>
        <text:user-field-decl office:value-type="string" office:string-value="name" text:name="py3o.lines.name"/>
        <text:user-field-decl office:value-type="string" office:string-value="qty" text:name="py3o.lines.qty"/>
        <text:user-field-decl office:value-type="string" office:string-value="cost" text:name="py3o.lines.cost"/>
        <text:user-field-decl office:value-type="string" office:string-value="cost_c" text:name="py3o.lines.cost_charge"/>
        <text:user-field-decl office:value-type="string" office:string-value="ccp" text:name="py3o.lines.cost_charge_percentage"/>
        <text:user-field-decl office:value-type="string" office:string-value="coms" text:name="py3o.lines.commission_charge"/>
        <text:user-field-decl office:value-type="string" office:string-value="coms_p" text:name="py3o.lines.commission_charge_percentage"/>
        <text:user-field-decl office:value-type="string" office:string-value="sale" text:name="py3o.lines.sale"/>
        <text:user-field-decl office:value-type="string" office:string-value="profit" text:name="py3o.lines.profit"/>
        <text:user-field-decl office:value-type="string" office:string-value="pp" text:name="py3o.lines.profit_percentage"/>
        <text:user-field-decl office:value-type="string" office:string-value="loss" text:name="py3o.lines.loss"/>
        <text:user-field-decl office:value-type="string" office:string-value="lp" text:name="py3o.lines.loss_percentage"/>
        <text:user-field-decl office:value-type="string" office:string-value="cp" text:name="py3o.lines.cost_price"/>
        <text:user-field-decl office:value-type="string" office:string-value="cpp" text:name="py3o.lines.cost_price_percentage"/>
        <text:user-field-decl office:value-type="string" office:string-value="tsale" text:name="py3o.lines.total_sale_price"/>
        <text:user-field-decl office:value-type="string" office:string-value="tprofit" text:name="py3o.lines.total_sale_profit"/>
        <text:user-field-decl office:value-type="string" office:string-value="remark" text:name="py3o.lines.remark"/>
        <text:user-field-decl office:value-type="string" office:string-value="tloss" text:name="py3o.lines.total_sale_loss"/>
      </text:user-field-decls>
      <text:p text:style-name="Text_20_body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4"/>
            <text:p text:style-name="P14"/>
            <text:p text:style-name="P14">ဌာန</text:p>
          </table:table-cell>
          <table:table-cell table:style-name="Table1.B1" office:value-type="string">
            <text:p text:style-name="P12"><text:user-field-get text:name="py3o.record.department">department</text:user-field-get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ဌာန<text:span text:style-name="T4">ခွဲ</text:span></text:p>
          </table:table-cell>
          <table:table-cell table:style-name="Table1.B1" office:value-type="string">
            <text:p text:style-name="P12"><text:user-field-get text:name="py3o.record.department_branch">department_branch</text:user-field-get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နေ့စွဲ</text:p>
          </table:table-cell>
          <table:table-cell table:style-name="Table1.B1" office:value-type="string">
            <text:p text:style-name="P12"><text:user-field-get text:name="py3o.record.date">date</text:user-field-ge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H"/>
        <table:table-column table:style-name="Table2.G"/>
        <table:table-column table:style-name="Table2.M"/>
        <table:table-column table:style-name="Table2.N"/>
        <table:table-column table:style-name="Table2.O"/>
        <table:table-column table:style-name="Table2.D"/>
        <table:table-column table:style-name="Table2.Q"/>
        <table:table-column table:style-name="Table2.R"/>
        <table:table-column table:style-name="Table2.S"/>
        <table:table-row table:style-name="Table2.1">
          <table:table-cell table:style-name="Table2.A1" table:number-rows-spanned="2" office:value-type="string">
            <text:p text:style-name="P8">စဉ်</text:p>
          </table:table-cell>
          <table:table-cell table:style-name="Table2.A1" table:number-rows-spanned="2" office:value-type="string">
            <text:p text:style-name="P8">အမျိုးအမည်</text:p>
          </table:table-cell>
          <table:table-cell table:style-name="Table2.A1" table:number-rows-spanned="2" office:value-type="string">
            <text:p text:style-name="P8">အ<text:span text:style-name="T5">ရေ</text:span></text:p>
            <text:p text:style-name="P8">အတွက်</text:p>
          </table:table-cell>
          <table:table-cell table:style-name="Table2.A1" table:number-rows-spanned="2" office:value-type="string">
            <text:p text:style-name="P8">ထုတ်လုပ်</text:p>
            <text:p text:style-name="P8">အရင်း<text:span text:style-name="T6">ဈေး</text:span></text:p>
          </table:table-cell>
          <table:table-cell table:style-name="Table2.A1" table:number-columns-spanned="2" office:value-type="string">
            <text:p text:style-name="P8">ထုတ်လုပ်မှုစရိတ်</text:p>
          </table:table-cell>
          <table:covered-table-cell/>
          <table:table-cell table:style-name="Table2.A1" table:number-columns-spanned="2" office:value-type="string">
            <text:p text:style-name="P9">ကော်မရှင်ပေး</text:p>
          </table:table-cell>
          <table:covered-table-cell/>
          <table:table-cell table:style-name="Table2.A1" table:number-rows-spanned="2" office:value-type="string">
            <text:p text:style-name="P10">ရောင်းဈေး</text:p>
          </table:table-cell>
          <table:table-cell table:style-name="Table2.A1" table:number-columns-spanned="2" office:value-type="string">
            <text:p text:style-name="P8">အမြတ်</text:p>
          </table:table-cell>
          <table:covered-table-cell/>
          <table:table-cell table:style-name="Table2.A1" table:number-columns-spanned="2" office:value-type="string">
            <text:p text:style-name="P8">အရှုံး</text:p>
          </table:table-cell>
          <table:covered-table-cell/>
          <table:table-cell table:style-name="Table2.A1" table:number-columns-spanned="2" office:value-type="string">
            <text:p text:style-name="P8">အရင်း</text:p>
          </table:table-cell>
          <table:covered-table-cell/>
          <table:table-cell table:style-name="Table2.A1" table:number-rows-spanned="2" office:value-type="string">
            <text:p text:style-name="P11">စုစုပေါင်း</text:p>
            <text:p text:style-name="P11">အရောင်း</text:p>
            <text:p text:style-name="P11">တန်ဖိုး</text:p>
          </table:table-cell>
          <table:table-cell table:style-name="Table2.A1" table:number-rows-spanned="2" office:value-type="string">
            <text:p text:style-name="P11">စုစုပေါင်း</text:p>
            <text:p text:style-name="P11">အရောင်း</text:p>
            <text:p text:style-name="P11">တန်ဖိုး၏</text:p>
            <text:p text:style-name="P11">အမြတ်</text:p>
          </table:table-cell>
          <table:table-cell table:style-name="Table2.A1" table:number-rows-spanned="2" office:value-type="string">
            <text:p text:style-name="P11">စုစုပေါင်း</text:p>
            <text:p text:style-name="P11">အရောင်း</text:p>
            <text:p text:style-name="P11">တန်ဖိုး၏</text:p>
            <text:p text:style-name="P11">အရှုံး</text:p>
          </table:table-cell>
          <table:table-cell table:style-name="Table2.S1" table:number-rows-spanned="2" office:value-type="string">
            <text:p text:style-name="P8">မှတ်ချက်</text:p>
          </table:table-cell>
        </table:table-row>
        <table:table-row table:style-name="Table2.2">
          <table:covered-table-cell table:style-name="Table2.A2"/>
          <table:covered-table-cell table:style-name="Table2.A2"/>
          <table:covered-table-cell table:style-name="Table2.A2"/>
          <table:covered-table-cell table:style-name="Table2.A1"/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covered-table-cell table:style-name="Table2.A2"/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covered-table-cell table:style-name="Table2.A2"/>
          <table:covered-table-cell table:style-name="Table2.A2"/>
          <table:covered-table-cell table:style-name="Table2.A2"/>
          <table:covered-table-cell table:style-name="Table2.S2"/>
        </table:table-row>
        <table:table-row>
          <table:table-cell table:style-name="Table2.A3" table:number-columns-spanned="19" office:value-type="string">
            <text:p text:style-name="Table_20_Contents"><text:a xlink:type="simple" xlink:href="py3o://for=%22lines%20in%20record.lines%22" text:style-name="Internet_20_link" text:visited-style-name="Visited_20_Internet_20_Link"><text:span text:style-name="T3">for="lines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6"><text:user-field-get text:name="py3o.lines.no">no</text:user-field-get></text:p>
          </table:table-cell>
          <table:table-cell table:style-name="Table2.A2" office:value-type="string">
            <text:p text:style-name="P5"><text:user-field-get text:name="py3o.lines.name">name</text:user-field-get></text:p>
          </table:table-cell>
          <table:table-cell table:style-name="Table2.A2" office:value-type="string">
            <text:p text:style-name="P6"><text:user-field-get text:name="py3o.lines.qty">qty</text:user-field-get></text:p>
          </table:table-cell>
          <table:table-cell table:style-name="Table2.A2" office:value-type="string">
            <text:p text:style-name="P7"><text:user-field-get text:name="py3o.lines.cost">cost</text:user-field-get></text:p>
          </table:table-cell>
          <table:table-cell table:style-name="Table2.A2" office:value-type="string">
            <text:p text:style-name="P7"><text:user-field-get text:name="py3o.lines.cost_charge">cost_c</text:user-field-get></text:p>
          </table:table-cell>
          <table:table-cell table:style-name="Table2.A2" office:value-type="string">
            <text:p text:style-name="P6"><text:user-field-get text:name="py3o.lines.cost_charge_percentage">ccp</text:user-field-get></text:p>
          </table:table-cell>
          <table:table-cell table:style-name="Table2.A2" office:value-type="string">
            <text:p text:style-name="P7"><text:user-field-get text:name="py3o.lines.commission_charge">coms</text:user-field-get></text:p>
          </table:table-cell>
          <table:table-cell table:style-name="Table2.A2" office:value-type="string">
            <text:p text:style-name="P6"><text:user-field-get text:name="py3o.lines.commission_charge_percentage">coms_p</text:user-field-get></text:p>
          </table:table-cell>
          <table:table-cell table:style-name="Table2.A2" office:value-type="string">
            <text:p text:style-name="P7"><text:user-field-get text:name="py3o.lines.sale">sale</text:user-field-get></text:p>
          </table:table-cell>
          <table:table-cell table:style-name="Table2.A2" office:value-type="string">
            <text:p text:style-name="P7"><text:user-field-get text:name="py3o.lines.profit">profit</text:user-field-get></text:p>
          </table:table-cell>
          <table:table-cell table:style-name="Table2.A2" office:value-type="string">
            <text:p text:style-name="P6"><text:user-field-get text:name="py3o.lines.profit_percentage">pp</text:user-field-get></text:p>
          </table:table-cell>
          <table:table-cell table:style-name="Table2.A2" office:value-type="string">
            <text:p text:style-name="P7"><text:user-field-get text:name="py3o.lines.loss">loss</text:user-field-get></text:p>
          </table:table-cell>
          <table:table-cell table:style-name="Table2.A2" office:value-type="string">
            <text:p text:style-name="P6"><text:user-field-get text:name="py3o.lines.loss_percentage">lp</text:user-field-get></text:p>
          </table:table-cell>
          <table:table-cell table:style-name="Table2.A2" office:value-type="string">
            <text:p text:style-name="P7"><text:user-field-get text:name="py3o.lines.cost_price">cp</text:user-field-get></text:p>
          </table:table-cell>
          <table:table-cell table:style-name="Table2.A2" office:value-type="string">
            <text:h text:style-name="P17" text:outline-level="2" text:is-list-header="true"><text:user-field-get text:name="py3o.lines.cost_price_percentage">cpp</text:user-field-get></text:h>
          </table:table-cell>
          <table:table-cell table:style-name="Table2.A2" office:value-type="string">
            <text:p text:style-name="P7"><text:user-field-get text:name="py3o.lines.total_sale_price">tsale</text:user-field-get></text:p>
          </table:table-cell>
          <table:table-cell table:style-name="Table2.A2" office:value-type="string">
            <text:p text:style-name="P7"><text:user-field-get text:name="py3o.lines.total_sale_profit">tprofit</text:user-field-get></text:p>
          </table:table-cell>
          <table:table-cell table:style-name="Table2.A2" office:value-type="string">
            <text:p text:style-name="P7"><text:user-field-get text:name="py3o.lines.total_sale_loss">tloss</text:user-field-get></text:p>
          </table:table-cell>
          <table:table-cell table:style-name="Table2.S2" office:value-type="string">
            <text:p text:style-name="P5"><text:user-field-get text:name="py3o.lines.remark">remark</text:user-field-get></text:p>
          </table:table-cell>
        </table:table-row>
        <table:table-row>
          <table:table-cell table:style-name="Table2.A5" table:number-columns-spanned="19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for" text:style-name="Internet_20_link" text:visited-style-name="Visited_20_Internet_20_Link"><text:span text:style-name="T1">/for</text:span></text:a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C"/>
        <table:table-column table:style-name="Table3.J"/>
        <table:table-column table:style-name="Table3.K"/>
        <table:table-row table:style-name="Table3.1">
          <table:table-cell table:style-name="Table3.A1" table:number-columns-spanned="2" office:value-type="string">
            <text:p text:style-name="P3">Prepared By</text:p>
          </table:table-cell>
          <table:covered-table-cell/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Checked By</text:p>
          </table:table-cell>
          <table:covered-table-cell/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Rechecked By</text:p>
          </table:table-cell>
          <table:covered-table-cell/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Authorized B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453in" style:type="center"/>
          <style:tab-stop style:position="11.09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453in" style:type="center"/>
          <style:tab-stop style:position="11.09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style:font-name="Pyidaungsu" fo:font-size="16pt" fo:font-weight="bold" style:font-size-asian="16pt" style:font-weight-asian="bold" style:font-name-complex="Pyidaungsu" style:font-size-complex="16pt" style:font-weight-complex="bold"/>
    </style:style>
    <style:style style:name="MP2" style:family="paragraph" style:parent-style-name="Header">
      <style:paragraph-properties fo:line-height="150%" fo:text-align="center" style:justify-single-word="false"/>
      <style:text-properties style:font-name="Pyidaungsu" fo:font-size="11pt" style:font-size-asian="11pt" style:font-name-complex="Pyidaungsu" style:font-size-complex="11pt"/>
    </style:style>
    <style:style style:name="MT1" style:family="text">
      <style:text-properties officeooo:rsid="001cdf44"/>
    </style:style>
    <style:page-layout style:name="Mpm1">
      <style:page-layout-properties fo:page-width="11.6902in" fo:page-height="8.2701in" style:num-format="1" style:print-orientation="landscape" fo:margin-top="0.2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D PAINTS CO., LTD</text:p>
        <text:p text:style-name="MP2">Cost တွက်ချက်မှုနှင့် အရောင်းတန်ဖိုးပြဇယား <text:span text:style-name="MT1">(</text:span>Purchase Latest Cost<text:span text:style-name="MT1">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09:27:34.813000000</meta:creation-date>
    <dc:date>2023-07-22T23:23:32.960000000</dc:date>
    <meta:editing-duration>PT5H10M58S</meta:editing-duration>
    <meta:editing-cycles>25</meta:editing-cycles>
    <meta:generator>LibreOffice/7.4.7.2$Windows_X86_64 LibreOffice_project/723314e595e8007d3cf785c16538505a1c878ca5</meta:generator>
    <meta:document-statistic meta:table-count="3" meta:image-count="0" meta:object-count="0" meta:page-count="1" meta:paragraph-count="77" meta:word-count="93" meta:character-count="458" meta:non-whitespace-character-count="442"/>
  </office:meta>
</office:document-meta>
</file>